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2" style:family="paragraph" style:parent-style-name="Standard">
      <style:paragraph-properties fo:line-height="200%" fo:text-align="end" style:justify-single-word="false"/>
      <style:text-properties fo:font-size="14pt" style:font-size-asian="14pt" style:font-size-complex="14pt"/>
    </style:style>
    <style:style style:name="P3" style:family="paragraph" style:parent-style-name="Standard">
      <style:paragraph-properties fo:line-height="200%" fo:text-align="center" style:justify-single-word="false"/>
      <style:text-properties fo:font-size="14pt" style:font-size-asian="14pt" style:font-size-complex="14pt"/>
    </style:style>
    <style:style style:name="P4" style:family="paragraph" style:parent-style-name="Standard">
      <style:paragraph-properties fo:line-height="200%" fo:text-align="end" style:justify-single-word="false"/>
    </style:style>
    <style:style style:name="P5" style:family="paragraph" style:parent-style-name="Standard">
      <style:paragraph-properties fo:line-height="200%" fo:text-align="center" style:justify-single-word="false"/>
    </style:style>
    <style:style style:name="P6" style:family="paragraph" style:parent-style-name="Standard" style:master-page-name="Standard">
      <style:paragraph-properties fo:line-height="200%" fo:text-align="center" style:justify-single-word="false" style:page-number="auto"/>
    </style:style>
    <style:style style:name="T1" style:family="text">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2" style:family="text">
      <style:text-properties fo:font-size="20pt" style:font-size-asian="20pt" style:font-size-complex="20pt"/>
    </style:style>
    <style:style style:name="T3" style:family="text">
      <style:text-properties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ext:p>
      <text:p text:style-name="P5"><text:span text:style-name="T1">פרק שני –</text:span></text:p>
      <text:p text:style-name="P1">הדרך אל סולאטרה</text:p>
      <text:p text:style-name="P2"><text:s text:c="5"/>"הרוג אותה, עכשיו."</text:p>
      <text:p text:style-name="P2"><text:s text:c="5"/>"מדוע? באיזה חטא היא חטאה...? היא תמה ותמימה!!!"</text:p>
      <text:p text:style-name="P2"><text:s text:c="5"/>"האם אתה רוצה שחיי בתך הסתיימו עכשיו או כפי שהסכמנו קודם לכן?"</text:p>
      <text:p text:style-name="P2"><text:s text:c="5"/>"כפי שסיכמנו קודם לכן..."</text:p>
      <text:p text:style-name="P2"><text:s text:c="5"/>הוא הרג אותה...</text:p>
      <text:p text:style-name="P3">* * *</text:p>
      <text:p text:style-name="P5"><text:span text:style-name="T3"><text:s text:c="5"/>יום אחד פיוריטארוס יצא לצוד צבי כפי שהתבקש מאימו, שייראד. לאחר כשעה של חיפושים ביער נמצאה לה מטרה נאה. הוא כיוון חץ בקשתו לכיוון עינו של הצבי, אך מסיבה משונה לא יכול היה לשחרר את החץ מקשתו.</text:span></text:p>
      <text:p text:style-name="P2"><text:s text:c="5"/>"אני... אני לא יכול.... חיה מסכנה ותמימה...." לחש לעצמו. לפתע שמע צליל של זמזום של דבר מה החולף במהירות ליד אוזנו הימנית. היה זה חץ שעבר ליד ראשו ופילח את עינו של הצבי וחדר עד למוחו. פיוריטארוס הסתובב וראה איש זקן עם כיסוי בד העוטה את עיניו אוחז בקשת....</text:p>
      <text:p text:style-name="P2"><text:s text:c="5"/>"מי אתה? כיצד הצלחת לעשות כך עם כיסוי הבד שעל עיניך?" פיוריטארוס שאל.</text:p>
      <text:p text:style-name="P4"><text:span text:style-name="T3"><text:s text:c="5"/>"השם הוא סייטלס. כוחי הטלפאתי הוא בן ברית עוצמתי למדי, ואני אלמד אותך להשתמש בכוח מעין זה בדרך אל סולאטרה. כעת הצבי הזה ישמש אותנו לארוחת הערב שלנו, וארוחה הגונה זו תהא..." ענה לו האיש הזקן.</text:span></text:p>
      <text:p text:style-name="P2"><text:soft-page-break/><text:s text:c="5"/>"למה אתה מתכוון לגבי סולאטרה, וארוחת הערב הזו לשנינו? אני יצאתי לצוד עבורי ועבור..." הוא הפסיק קלות לסידור נשימתו "...אימי..."</text:p>
      <text:p text:style-name="P2"><text:s text:c="5"/>"...היא איננה עוד."</text:p>
      <text:p text:style-name="P2"><text:s text:c="5"/>"על מה אתה מדבר!?" פיוריטארוס קרא בקול גדול.</text:p>
      <text:p text:style-name="P4"><text:span text:style-name="T3"><text:s text:c="5"/>"לך וראה בעצמך, אם אינך מאמין לי, פיוריטארוס. אחכה בקצוות של טנקאי, מכין את הצבי הזה לארוחת הערב. לך עכשיו, מתחיל להחשיך, בקרוב ירד הליל או שמא נפל עלינו כבר...?"</text:span></text:p>
      <text:p text:style-name="P4"><text:span text:style-name="T3"><text:s text:c="5"/>פיוריטארוס אסף את קשתו ואשפת חציו ורץ בחזרה אל הכפר של טנקאי. הוא בא אל העץ שעליו הייתה הבקתה שלו ושל אימו בנוייה. הוא נכנס לבקתה וראה את השלד של אימו מונח על רצפת העץ של הבקתה. רוב הבשר נשרף כבר ואפילו השיירים השלדיים נראו חרוכים ללא סימן היכר... פיוריטארוס צעק במשך מספר דקות, נפל על ברכיו בבכי כאשר הוא חובט באגרופיו בחוזקה על רצפת העץ...</text:span></text:p>
      <text:p text:style-name="P4"><text:span text:style-name="T3"><text:s text:c="5"/>יותר מאוחר הוא לקח את העצמות וקבר אותן בבית הקברות של טנקאי. עם רדת החשיכה יצא מטנקאי והלך אל החורשות שמדרום לכפר ומצא את סייטלס ליד מדורה, צולה את הצבי. הוא הרים אותו ודחף אותו כנגד אחד העצים הקרובים ושאל בצעקות, ובכעס: "איך ידעת שאימי נרצחה? מי עשה זאת? מדוע?"</text:span></text:p>
      <text:p text:style-name="P4"><text:span text:style-name="T3"><text:s text:c="5"/>סייטלס אמר, תחילה במלמולים בגלל שהיה המום מעט מתגובתו של פיוריטארוס: "אני... אני רואה חזיונות... חלקן תחושות מקדימות בלתי רצוניות שכאלה, מעולם לא ביקשתי אותן... אם אינני טועה הייתה זו התנקשות שהתבצעה ע"י קראן-זאג, הגנרל האורקי של הצבאות שמנהיג לורד ת'ורמקס – המעסיק לשעבר של אביך המנוח. אינני בטוח מדוע... זה ככל הנראה היה חשבון לא גמור של נקמה כנגד אביך, שכמעט והכחיד </text:span><text:soft-page-break/><text:span text:style-name="T3">את שבטו של קראן-זאג לפני שהוצא להורג ע"י הוריו של קראן-זאג וחברי המועצה הגבוהה של שבטו."</text:span></text:p>
      <text:p text:style-name="P4"><text:span text:style-name="T3"><text:s text:c="5"/>"מעולם לא ידעתי מה עלה בגורלו של אבי, רק שהוא נעלם ביום הולדתי העשירי כדי להיות מפקד גבוה בצבאותיו של לורד ת'ורמקס במינו-טו-קוצ'אנג. הוא לימד אותי שני דברים בחיי: איך להילחם עם כלי נשק שונים ושנקמה היא הצדק העליון והעילאי.... 'אין דבר מתוק יותר מנקמה'. שמעתי אותו אומר את המשפט הזה אינספור פעמים כאשר היה נזכר בקרבותיו עם אורקים, טרולים, אלפים אפלים ויצורים דומים."</text:span></text:p>
      <text:p text:style-name="P2"><text:s text:c="5"/>"גם זמנך יגיע ביום מן הימים, פיוריטארוס... אך אם תנסה פעולה ישירה כנגד קראן-זאג כעת, הוא יביא אותך לחורבן שלם... אתה תיהרס על ידו... אינך מוכן להתעמת מולו כרגע. לכן עליך לבוא עימי לסולאטרה, על מנת לחזק את כוחותיך."</text:p>
      <text:p text:style-name="P2"><text:s text:c="5"/>"מי אמר שאבוא איתך, בכל מקרה, איש זקן?"</text:p>
      <text:p text:style-name="P4"><text:span text:style-name="T3"><text:s text:c="5"/>"אביך, צ'ורגיין, זו הייתה משאלתו על ערש דווי שלא מומשה, פיוריטארוס, שאתה תקבל את חרבו ותנקום את מותו."</text:span></text:p>
      <text:p text:style-name="P2"><text:s text:c="5"/>"אינני מאמין לך, סייטלס."</text:p>
      <text:p text:style-name="P2"><text:s text:c="5"/>"הצער על אובדנה של שייראד עדיין קרוב מדי עבורך, חוששני."</text:p>
      <text:p text:style-name="P2"><text:s text:c="5"/>"מה אתה כבר יודע על צער?" פיוריטארוס שאל אותו.</text:p>
      <text:p text:style-name="P4"><text:span text:style-name="T3"><text:s text:c="5"/>"בתי שלי נחטפה ע"י צבא האורקים של קראן-זאג וכל יום אני מתפלל לקורסלטור שישמור עליה בחיים עד שאוכל לראותה, פעם אחת אחרונה לפני מותי הממשמש ובא. אני משער שלורד ת'ורמקס מחפש אישה שתישא את ילדו, כיוון ששמועות טוענות שאישתו לא יכלה להביא לו צאצא זכר שיהיה ליורשו. ת'ורמקס כבר התברך בשמונה בנות שמהן הוא רצח שבע. הוא הבן-אדם הכי נורא על פני אדמות שעוד חי. הוא הרג את בנותיו במו ידיו, ראיתי זאת במו עיניי לפחות עד ששרף את חוצפתי ותעוזתי יחי עם עיניי, זאת </text:span><text:soft-page-break/><text:span text:style-name="T3">אומרת. הוא ניגח את ראשן על חומותיו עד שגולגולתן רוצצה... אני ידעתי די סבל בתקופת חיי, פיוריטארוס, מספיק צער ויגון אפילו בשבילך..." הוא לא יכל להמשיך את סיפורו כיוון שנחנק מדמעותיו.</text:span></text:p>
      <text:p text:style-name="P2"><text:s text:c="5"/>פיוריטארוס שאכל כבר מספיק מבשר הצבי, איבד את תיאבונו, בא וחיבק את סייטלס והתחיל לדמוע בעצמו את דמעותיו על אובדנה של שייראד... לאחר זמן מה כאשר העניינים נרגעו מעט, פיוריטארוס אמר לסייטלס: "אני מצטער סייטלס... לא ידעתי... לא נותר לי כאן דבר בטנקאי, אבוא איתך אל סולאטרה כדי לצבור חוכמה וכוח כדי ליטול את נקמתי כנגד קראן-זאג ולורד ת'ורמקס."</text:p>
      <text:p text:style-name="P4"><text:span text:style-name="T3"><text:s text:c="5"/>לאחר כמה ימי רכיבה הם הגיעו אל גבעה גבוהה, סייטלס התחיל להקים מחנה על מרגלות הגבעה המערביים. הגבעה הייתה מכוסה בעצי אלון, מלבד פסגתה שהייתה קירחת. סייטלס אמר לפיוריטארוס: "לך ומצא לנו ענפים יבשים כדי להדליק מדורה ליד המחנה, אנא הזדרז, הלילה עומד לרדת, התקדרות השמיים כבר החלה."</text:span></text:p>
      <text:p text:style-name="P2"><text:s text:c="5"/>"אל תדאג, אחזור מיד. היי, חכה רגע אחד. איך עיוור כמוך יודע מתי זה יום ומתי זה לילה?"</text:p>
      <text:p text:style-name="P2"><text:s text:c="5"/>"לפי קולות שירתם של הציפורים, כמובן, ובעלי חיים נוספים. לך כבר, נער טיפשון."</text:p>
      <text:p text:style-name="P4"><text:span text:style-name="T3"><text:s text:c="5"/>פיוריטארוס החל לטפס במעלה הגבעה כדי לקושש עצים וענפים יבשים, אך ללא כל התראה מוקדמת מצא את עצמו לפתע בקרבת פסגת הגבעה. לפתע הבחין בידית הניצב של חרב שהייתה תקועה באדמה ליד ערימת עפר. הוא שמט את המקלות שאסף עד כה, והתקרב אל החרב, הוא רצה לשולפה מן האדמה, אך פתאום נפלה חשיכה על טבעית סביבו חוץ מהחרב שלא הושפעה. החרב החלה לפתע לזהור בתוך האפלה, בזוהר עוצמתי ועל טבעי שהיה בהיר יותר מאורם של הכוכבים שבשמיים. פיוריטארוס חש כאילו הוא אחוז דיבוק על ידי החרב והמשיך להתקרב אליה, ואז כמו משום מקום יצאה לה רוח </text:span><text:soft-page-break/><text:span text:style-name="T3">רפאים מערימת העפר כאשר גבה מופנה אל פיוריטארוס. הוא משך את החרב מהאדמה והכניסה בחזרה לנדנו, הסתובב לאיטו לכיוון פיוריטארוס, שהיה קפוא מפחד, בגלל הרוח בהתחלה ואחר כך מפני שזיהה שהרוח היא של אביו, צ'ורגיין.</text:span></text:p>
      <text:p text:style-name="P2"><text:s text:c="5"/>"חיכיתי הרבה זמן שהיום הזה יגיע, פיוריטארוס." הרוח אמרה לאט. קולו נשמע קצת יותר אלוהי וקדוש מכפי שזכר פיוריטארוס מאביו.</text:p>
      <text:p text:style-name="P2"><text:s text:c="5"/>"אתה חיכית לי, אבא?" פיוריטארוס שאל, תוך שהוא רועד מפחד.</text:p>
      <text:p text:style-name="P4"><text:span text:style-name="T3"><text:s text:c="5"/>"כמעט שמונה שנים חלפו מאז שנפל גופי לתוך התהום חסרת התחתית של הנשמות התועות. לא כך עשתה רוחי מפני שקורסלטור לא היה יכול לאפשר לחרבי ליפול לידיים הלא נכונות. החרב הזאת חושלה מעצם זרועו של קורסלטור שאינטימידיטורס כרתה בקרדומו ביום שבו נוצר עוף החול."</text:span></text:p>
      <text:p text:style-name="P2"><text:s text:c="5"/>"איזה עוף חול?" פיוריטארוס שאל את רוחו של צ'ורגיין.</text:p>
      <text:p text:style-name="P4"><text:span text:style-name="T3"><text:s text:c="5"/>"עוף החול של אנטארקטיקה, כמובן, השומר האולטימטיבי של הנשמות, הוא אחראי על מאזן הנשמות של האיזון הגדול במשך כעשרים שנות הירח האחרונות. יום יבוא ותמצא אותו באדמתה המבודדת של אנטארקטיקה, ארץ של קרחונים וסופות שלגים שאף יצור לא ראה ונשאר חי כדי לספר על כך, מלבד עוף החול. בינתיים קח את החרב הזו והצטרף לסייטלס במסעותיו, אולי כעת כשחרב העצם הזו של קורסלטור תילקח ממני, נשמתי תוכל סוף כל סוף למצוא מנוחה כשאצלול אל התהום חסרת התחתית <text:s/>בחיפושי אחר גאיה."</text:span></text:p>
      <text:p text:style-name="P2"><text:s text:c="5"/>צ'ורגיין נתן לפיוריטארוס את החרב בנדנה, פיוריטארוס שלף את החרב וקרא: "אני אנקום את דמך, אבא, ואת דמה של אמא גם כן."</text:p>
      <text:p text:style-name="P2"><text:s text:c="5"/>"אני יודע, בן, אני יודע שאוכל להתגאות בך, פיוריטארוס..." הוא חייך לעבר פיוריטארוס וצלל לתוך התהום חסרת התחתית של הנשמות התועות. החרב איבדה את <text:soft-page-break/>זוהרה והכוכבים והירח זהרו באור יקרות מעל ראשו של פיוריטארוס פעם נוספת. פיוריטארוס הכניס את חרבו החדשה לנדנה וחזר אל המחנה.</text:p>
      <text:p text:style-name="P2"><text:s text:c="5"/>"אז הוא נתן לך את חרבו?" סייטלס שאל.</text:p>
      <text:p text:style-name="P2"><text:s text:c="5"/>"אתה ידעת?" פיוריטארוס נדהם.</text:p>
      <text:p text:style-name="P2"><text:s text:c="5"/>"כמובן שידעתי, למה לעזאזל לקחתי אותך דרך אדמת הקבורה שכוחת האל הזאת כדי להגיע ליעדנו. עכשיו קח את זה ותדליק לנו אש." סייטלס נתן לפיוריטארוס קוביית מאנה כחולה. </text:p>
      <text:p text:style-name="P2"><text:s text:c="5"/>פיוריטארוס לקח את הקובייה, שבר אותה ולחש:</text:p>
      <text:p text:style-name="P2"><text:s text:c="5"/>"במטרה להאיר את הליל,</text:p>
      <text:p text:style-name="P2"><text:s text:c="5"/>אני פוקד על האש להצית את עצמה."</text:p>
      <text:p text:style-name="P2"><text:s text:c="5"/>מהר מאוד התפשטה האש בענפים והמקלות היבשים שלוקטו. "כל הכבוד, ילדי. לא ידעתי שאתה מכיר קסמים בכלל." </text:p>
      <text:p text:style-name="P2"><text:s text:c="5"/>"זו הפעם הראשונה שהקסם פועל כמו שצריך."</text:p>
      <text:p text:style-name="P4"><text:span text:style-name="T3"><text:s text:c="5"/>"הסתכל מאחוריך, אני חושב שגם אוהלך מתחיל לתפוס קצת מהאש."</text:span></text:p>
      <text:p text:style-name="P2"><text:s text:c="5"/>"או, לעזאזל!!!" קרא והתחיל לחבוט באוהלו עם אחת משמיכותיו.</text:p>
      <text:p text:style-name="P2"><text:s text:c="5"/>"אתה צריך לאמן את קסמיך לעיתים יותר קרובות. אינך יכול לנבא אילו יצורים או חברה רעה תיקלה בדרכך, בימינו אנו."</text:p>
      <text:p text:style-name="P2"><text:s text:c="5"/>"מחר אקנה קוביות מאנה בשוק של עיירת אוקטיבורג."</text:p>
      <text:p text:style-name="P2"><text:s text:c="5"/>"אל תשכח אספקה של דברים נוספים, גם כן."</text:p>
      <text:p text:style-name="P2"><text:s text:c="5"/>הם הגיעו לאוקטיבורג למחרת בבוקר בשעה מוקדמת. פיוריטארוס קנה את המצרכים הנחוצים להם לאספקה שוטפת. רוב הכסף שולם מסייטלס. יותר מאוחר הם הלכו אל <text:soft-page-break/>הפונדק המקומי, לאכול ארוחת צהריים ולשתות מעט שיכר. לאחר שסיימו עם ארוחתם, פיוריטארוס אמר: "אל דאגה, אני אשלם את החשבון הפעם."</text:p>
      <text:p text:style-name="P4"><text:span text:style-name="T3"><text:s text:c="5"/>"אתה מתכוון עם הכסף מהארנק שבדיוק 'הורם' ע"י אותו נוכל קנדר ששם?" פיוריטארוס בדק את צידה הימני של חגורתו ותר אחר שקיק מטבעות הזהב שלו, אך זה לא היה בנמצא.</text:span></text:p>
      <text:p text:style-name="P4"><text:span text:style-name="T3"><text:s text:c="5"/>"היי, חתיכת ממזר קטן..." הוא קפץ מכסאו והתחיל להתקרב לכיוונו של הקנדר בצד השני של הבאר, אך עם "מזלו הטוב" ששפר עליו לאחרונה הוא נתקל באדם גדול מאוד שהיה ברכו חזרה לשולחנו עם זוג כוסות של שיכר. השיכר נשפך על האיש הגדול שכעת פיוריטארוס שם ליבו לדבר שהוא היה סוג זה או אחר של לוחם.</text:span></text:p>
      <text:p text:style-name="P4"><text:span text:style-name="T3"><text:s text:c="5"/>"אתה הולך לשלם על זה, איש קטן!!!" הלוחם קרא לכיוון פיוריטארוס, שמט את כוסות השיכר הריקות כעת, ושלף את חרבו. פיוריטארוס שלף במהרה גם את חרבו שלו, אך הוא הבחין שהוא אינו מורגל עדיין לכובד משקלה של חרבו (על אף שהייתה קלה בהרבה ממה שציפה שתהיה). במהרה החל הקרב ופיוריטארוס השתמש בחרבו להגן על עצמו בלבד.</text:span></text:p>
      <text:p text:style-name="P4"><text:span text:style-name="T3"><text:s text:c="5"/>בזמן שהקרב התרחש, סייטלס בא אל הקנדר ולחש באוזנו: "בוא נצא החוצה לפני שהם ישברו את הפונדק לחתיכות, ותן לי בחזרה את הארנק שהרמת או שאקרע את מעיך החוצה." מאוד מהר הצליח הלוחם להטות את כף המאזניים לטובתו. הוא הצליח לגרום לפיוריטארוס להפיל את נשקו, ולהביא אותו למצב שבו פיוריטארוס היה לכוד בפינה. היום נראה מלא בוסר עבור פיוריטארוס, כשלפתע עננים החלו לכסות את שמי אוקטיבורג. פיוריטארוס שם לב לעובדה זו דרך חלון קטן וצדדי שבפונדק, שהוא העביר לכיוונו מבט חטוף, ואז שלף משקיק קטן קוביית מאנה של 9 כחול, שבר אותה ולחש:</text:span></text:p>
      <text:p text:style-name="P2"><text:s text:c="5"/>"ברק, ברק, מהענן,</text:p>
      <text:p text:style-name="P2"><text:soft-page-break/><text:s text:c="5"/>הכה כעת, הכה באדמה!!!"</text:p>
      <text:p text:style-name="P2">פתאום קרן של ברק הגיחה מהעננים אל האדמה, כאשר היא מפלחת בדרכה את גופו של הלוחם. המום ונכווה מהברק הוא נפל חסר הכרה על רצפת הפונדק. פיוריטארוס לקח את חרבו מהרצפה, ואת ארנקו מהקנדר הרועד ליד סייטלס. סייטלס לקח דלי מים והתיז אותם על הלוחם. הלז קם, הביט בפליאה על פיוריטארוס וסייטלס.</text:p>
      <text:p text:style-name="P2"><text:s text:c="5"/>אז הלוחם הגדול אמר: "יש לך אומץ בקרביך, ילד, מהו שמך?"</text:p>
      <text:p text:style-name="P2"><text:s text:c="5"/>"פיוריטארוס וזה ידידי סייטלס."</text:p>
      <text:p text:style-name="P4"><text:span text:style-name="T3"><text:s text:c="5"/>"שמי הוא בלייד, והטיפוס הקטן הוא באנג'ו פארט." הוא הסתובב וצעק: "היי ברמן, עוד סיבוב לידידי החדש פיוריטארוס וידידו סייטלס, וגם לי ולבאנג'ו."</text:span></text:p>
      <text:p text:style-name="P2"><text:s text:c="5"/>"מיד מגיע." המלצרית הגמדה נזכרה בעצם קיומה בפונדק.</text:p>
      <text:p text:style-name="P2"><text:s text:c="5"/>"אז סייטלס, מתי אני אקבל תשלום עבור הקרב?"</text:p>
      <text:p text:style-name="P2"><text:s text:c="5"/>"חתיכת ממזר, חסר בושה, חצוף וחסר טאקט שכמותך!!! לא לפני הילד, אמרתי לך לא לציין שום קשר בינינו עד שתישכרו ללוות אותנו אל סולאטרה, ממזר צעיר ואווילי שכמוך!!!"</text:p>
      <text:p text:style-name="P4"><text:span text:style-name="T3"><text:s text:c="5"/>"הכרתם אחד את השני לפני הקרב?" פיוריטארוס שאל מופתע.</text:span></text:p>
      <text:p text:style-name="P2"><text:s text:c="5"/>"כן..." אמר באנג'ו "...היית צריך לשלם לי להילחם עם פיוריטארוס בזמן שהאדיוט הזה היה גונב את ארנקו."</text:p>
      <text:p text:style-name="P4"><text:span text:style-name="T3"><text:s text:c="5"/>"אך האדיוט הזה, לא היה עושה זאת במיומנות כמו שלך, ואתה היית עלול להיהרג מקרן הברק או לחלופין בשסע מפיוריטארוס."</text:span></text:p>
      <text:p text:style-name="P2"><text:s text:c="5"/>"כנראה שאתה צודק כמו תמיד, סייטלס."</text:p>
      <text:p text:style-name="P4"><text:span text:style-name="T3"><text:s text:c="5"/>"מה אמרת?" סייטלס העמיד פנים שהוא כבר שיכור מהשיכר, כאשר למעשה היה רק בכמחצית הדרך אל השיכרות... כולם צחקו על חוסר הטאקט של בלייד, ועל תבוסתו כנגד </text:span><text:soft-page-break/><text:span text:style-name="T3">פיוריטארוס. בעל הפונדק לא הטריד אותם כלל, מפני שתודרך לגבי תוכניתם וקיבל תשלום מראש למקרה של נזק שהיה עלול להיגרם כדוגמת חור בתקרה עקב פגיעת ברק או הפחתה במספר הלקוחות ופעילותם.</text:span></text:p>
      <text:p text:style-name="P3">* * *</text:p>
      <text:p text:style-name="P5"><text:span text:style-name="T3"><text:s text:c="5"/>בימים שלאחר מכן, הם התחילו לרכב בחזרה על הדרך, ובחרו בנתיב ארוך ובטוח לכיוון סולאטרה. ביום שמש אחד, הם ירדו מסוסיהם, ליד שרשרת של אגמים קטנים, שהיו מחוברים אחד לשני במפלי מים קטנים ורדודים. בלייד ובאנג'ו קפצו לאגם הקרוב ביותר – לאחר שפשטו את נשקיהם ובגדיהם/שריונם מעורם.</text:span></text:p>
      <text:p text:style-name="P4"><text:span text:style-name="T3"><text:s text:c="5"/>"היי, פיוריטארוס, בוא והצטרף אלינו במים, הם די קרירים ומרעננים." קרא באנג'ו.</text:span></text:p>
      <text:p text:style-name="P4"><text:span text:style-name="T3"><text:s text:c="5"/>"לא תודה, באנג'ו, אני מעדיף להתרחץ בפרטיות." השיב פיוריטארוס, וירד למטה, לאחת מהבריכות הנמוכות יותר, הסיר את בגדיו ונכנס אל הבריכה שהייתה מפלס אחד גבוה יותר מגובהו של המפלס הכי נמוך. הבריכה שלו הייתה מוקפת בשיחים בגובה בינוני. בזמן שהתרחץ פתאום הבחין בגברת אלפית עירומה שהגיחה מהבריכה שמתחתיו. היא שחתה אל החוף הנגדי, יצאה מן המים, התייבשה בעזרת מגבת, התלבשה בבגדים לבנים, ועטתה ברדס לבן עם גלימה משתפלת. ככל שהצליח פיוריטארוס לראות, היא הייתה האישה היפה ביותר שהוא נתקל בה מעודו, על אף שהחלק היחיד בה שהצליח לראות בבירור מנקודת השקפתו היה ישבנה. הוא תהה שמא לקרוא לה, אך נזכר בעובדה שהיה עירום לגמרי כרגע.</text:span></text:p>
      <text:p text:style-name="P4"><text:span text:style-name="T3"><text:s text:c="5"/>לאחר זמן קצר שמע צעקות וקריאות קרב מהכיוון שהגברת האלפית הלכה אליו. הוא יצא מהבריכה, התלבש, לקח את נשקיו ורץ לכיוונם של בלייד, באנג'ו, וסייטלס. הוא קרא בשמותיהם אך הם לא נמצאו במקום שבו עצרו, הם נעלמו ללא זכר. הוא רץ למטה מהמישור הגבוה שבו חנו, אל עמק ניער שהשתרע למטה. למטה בעמק מצא את חבריו </text:span><text:soft-page-break/><text:span text:style-name="T3">נלחמים נגד שבט אורקים קטן שארב לקבוצת אלפים. מנהיג ההתקפה היה דרגון בשריון כחול. האלפים ירו חיצים לעבר מטרותיהם האורקיות, בזמן שבלייד ובאנג'ו נלחמו בכוח החרב והפגיונות. רוב האלפים כבר היו פצועים בקרב מחציהם של האורקים, או היו כרותי ראש מחרב או מגרזן. פיוריטארוס חש לעזרתם ושלף את חרבו.</text:span></text:p>
      <text:p text:style-name="P4"><text:span text:style-name="T3"><text:s text:c="5"/>סייטלס בא אליו ואמר: "הכנס את חרבך לנדנה, ושלוף את קשתך וחץ, פיוריטארוס. האורקים הללו טיפשים וללא מנהיג שיכוון אותם, הם ייסוגו למקום שבאו ממנו." פיוריטארוס לקח את קשתו ומתח חץ כנגד מיתרה, כיוון את חיצו לעבר הדרגון המנהיג ושיחרר את החץ. החץ נשבר על קסדתו של הדרגון.</text:span></text:p>
      <text:p text:style-name="P4"><text:span text:style-name="T3"><text:s text:c="5"/>"האם אני חייב לעשות כאן הכל בעצמי?" סייטלס קרא בחוסר שמחה כאשר שמע את הדרגון ממשיך לתת פקודות לחייליו. סייטלס לקח מספר קוביות של מאנה ירוקה, שבר אותן ולחש:</text:span></text:p>
      <text:p text:style-name="P2"><text:s text:c="5"/>"השתחרר כאבי, הסר את צרותיי,</text:p>
      <text:p text:style-name="P2"><text:s text:c="5"/>עשה שאויביי יישרפו עד חורמה!!!" (זמ"ב)</text:p>
      <text:p text:style-name="P2"><text:s text:c="5"/>מתוך ידיו של סייטלס נוצר והתממש כדור אש גדול שחרך את הדרגון בשריון הכחול שנפל חלל לאדמה. שאר צבא האורקים ברח לכיוון צפון-מזרח.</text:p>
      <text:p text:style-name="P2"><text:s text:c="5"/>"מה אעשה בלעדיך, סייטלס?" פיוריטארוס שאל.</text:p>
      <text:p text:style-name="P2"><text:s text:c="5"/>"אתה תהיה אבוד בלעדיי, אבל אל תחשוב על דברים מסוג זה. בוא נלך ונראה מה קורה אצל האחרים פה."</text:p>
      <text:p text:style-name="P4"><text:span text:style-name="T3"><text:s text:c="5"/>בין הגופות ששכבו להן על הקרקע ללא רוח חיים, פיוריטארוס ראה את האלפית הלבושה בלבן עוצמת את עיניה של אחת הגופות. לאחר מכן היא ניגשה אל אלף גוסס אחר וקראה: "או, ואלאדריאן."</text:span></text:p>
      <text:p text:style-name="P4"><text:soft-page-break/><text:span text:style-name="T3"><text:s text:c="5"/>פיוריטארוס ניגש אליה ואמר: "חשבתי שבני מינך הם בני-אלמוות ואינם יכולים למות ממחלות העולם הזה."</text:span></text:p>
      <text:p text:style-name="P4"><text:span text:style-name="T3"><text:s text:c="5"/>"זה לא נכון לחלוטין, כפי שאתה יכול לראות, בן-אדם. על אף שאיננו יכולים למות מגיל מאוחר <text:s/>או ממחלות כמוכם, אנו עלולים למות מצער או בקרב, מפני שגופינו נוטים להיות מעט שבירים יותר משלכם."</text:span></text:p>
      <text:p text:style-name="P2"><text:s text:c="5"/>"אך לרוב אנו מצטיינים ביכולות לוחמניות, בעיקר בכישורי החץ וקשת שלנו..." אמר ואלאדריאן.</text:p>
      <text:p text:style-name="P2"><text:s text:c="5"/>"אל תמות לי, ואלאדריאן..."</text:p>
      <text:p text:style-name="P4"><text:span text:style-name="T3"><text:s text:c="5"/>"אין זמן, קוריאל, החץ חדר אל ליבי והרעל שבו כבר מתפשט בורידי, בזמן שאנו מדברים..." הוא איבד את הכרתו ויותר מאוחר נפלה רוחו אל התהום חסרת התחתית והצטרפה לרוחותיהם של שאר הלוחמים, חבריהם לקרב. בלייד ובאנג'ו באו מן היער. קוריאל הייתה מחובקת ע"י פיוריטארוס. היא הזילה את דמעותיה על ואלאדריאן ושאר חבריהם.</text:span></text:p>
      <text:p text:style-name="P2"><text:s text:c="5"/>בלייד אמר בשקט: "זה לא הוגן שבזמן שאנו, שנינו, נלחמים פיוריטארוס מוצא לעצמו חתיכה." סייטלס בא אליו וחבט בראשו עם מטהו.</text:p>
      <text:p text:style-name="P2"><text:s text:c="5"/>"בלום פיך, בריון מגודל. האם מישהו משניכם נפגע במהלך הקרב?"</text:p>
      <text:p text:style-name="P4"><text:span text:style-name="T3"><text:s text:c="5"/>באנג'ו אמר: "יש לי כמה שריטות שטחיות שייתכן ודורשות מעט טיפול, במיוחד ממנה..." גם הוא קיבל חבטה קלה בראשו מסייטלס.</text:span></text:p>
      <text:p text:style-name="P2"><text:s text:c="5"/>"יש לי חץ שתקוע בכתפי השמאלית, אך אל תדאג, זהו רק פצע שטחי."</text:p>
      <text:p text:style-name="P2"><text:s text:c="5"/>קוריאל יצאה מזרועותיו של פיוריטארוס, באה אל בלייד וצעקה עליו: "החצים הללו מורעלים בקצות ראשם. זה מה שהרג את אחי, ואלאדריאן ואת שאר שכירי החרב האלפים שמוטלים כאן."</text:p>
      <text:p text:style-name="P4"><text:soft-page-break/><text:span text:style-name="T3"><text:s text:c="5"/>"אני מצטער, גבירתי. האם תוכלי לעזור לנו לרפא את פצעינו?"</text:span></text:p>
      <text:p text:style-name="P4"><text:span text:style-name="T3"><text:s text:c="5"/>"אני אעזור, מפני שאתם עזרתם לנו מבלי לצפות לתמורה, ומקרה כזה נדיר בימינו. שמי קוריאל ואני הייתי הכוהנת או הקוסמת הלבנה של קבוצה זו של שכירי חרב."</text:span></text:p>
      <text:p text:style-name="P4"><text:span text:style-name="T3"><text:s text:c="5"/>"האם את יכולה לרפא אותנו בכשפייך?" באנג'ו שאל.</text:span></text:p>
      <text:p text:style-name="P2"><text:s text:c="5"/>"כן. פיוריטארוס, לך ומצא לי עשבי ריפוי." לאחר מכן היא החלה בהטלת 'ריפוי פצעים מינוריים' על בלייד ובאנג'ו.</text:p>
      <text:p text:style-name="P2"><text:s text:c="5"/>בלייד שכב כאשר הוא נשען על עץ ליד המים. קוריאל חבשה את פצעי הקנדר, ואז היא באה לטפל בבלייד. היא לקחה תחבושת וספגה אותה לגמרי במים מן הבריכה.</text:p>
      <text:p text:style-name="P4"><text:span text:style-name="T3"><text:s text:c="5"/>"שמי בלייד, שמו של הקנדר הוא באנג'ו פארט – והוא אף גאה בשם משפחתו, טוען שזו מעין ברכה בלשונו, המכשף העיוור הוא סייטלס ואת כבר מכירה את פיוריטארוס שראה יותר מהנגלה לעין לגבייך... הוא ראה את ישבנך החמוד בזמן שהתרחצת..."</text:span></text:p>
      <text:p text:style-name="P4"><text:span text:style-name="T3"><text:s text:c="5"/>היא תלשה את החץ מכתפו באופן מכאיב למדי אך גם במיומנות אופיינית למרפאים ושמה את התחבושת בזמן כדי לעצור את הדימום. "באמת, ואיך אתה יודע שהוא ראה את ישבני החמוד?"</text:span></text:p>
      <text:p text:style-name="P4"><text:span text:style-name="T3"><text:s text:c="5"/>"למה היית צריכה למשוך אותו החוצה מבלי לתת לי שום אזהרה קודם לכן?" ... למען האמת גם אני ובאנג'ו ראינו את אחורייך החשופים, אבל פיוריטארוס היה קרוב יותר, ובנקודת השקפה מוצלחת יותר."</text:span></text:p>
      <text:p text:style-name="P2"><text:s text:c="5"/>"אם הייתי מזהירה אותך לפני שמשכתי את החץ, אתה היית מותח את שריריך ואני הייתי קורעת יותר בשר מכפי שרציתי בכל מקרה. וחוץ מזה מה לגבי זה שמגיע לכם בני-תמותה עונש קטן על שראיתם את ישבני מבלי לבקש רשות?"</text:p>
      <text:p text:style-name="P4"><text:span text:style-name="T3"><text:s text:c="5"/>"כאילו שהיית מרשה לנו, בכל מקרה, אם היינו מבקשים."</text:span></text:p>
      <text:p text:style-name="P2"><text:s text:c="5"/>"אני מניחה שלעולם לא תדע."</text:p>
      <text:p text:style-name="P2"><text:soft-page-break/><text:s text:c="5"/>"אין סיכוי שההזדמנות הזו תחזור על עצמה בעתיד הקרוב?"</text:p>
      <text:p text:style-name="P4"><text:span text:style-name="T3"><text:s text:c="5"/>"סביר להניח שלא, בלייד." פיוריטארוס חזר כאשר הוא סוחב הרבה עשבי ריפוי שליקט ביער. הוא נתן לקוריאל חופן מלוא היד, והיא הוסיפה אותם לתחבושתו של בלייד בכתפו. היא סטרה לפיוריטארוס, "תודה לך, פיוריטארוס." הוסיפה. ואז הלכה לטפל בבאנג'ו.</text:span></text:p>
      <text:p text:style-name="P2"><text:s text:c="5"/>"מה זה היה צריך להיות?" שאל את בלייד.</text:p>
      <text:p text:style-name="P2"><text:s text:c="5"/>"סיפרתי לה שראית את ישבנה החמוד והקטן."</text:p>
      <text:p text:style-name="P2"><text:s text:c="5"/>"ארור שכמותך, בלייד, אינך יכול לשתוק אף פעם? הייתי משלח בך עוד קרן של ברק אם היית במצב טוב יותר."</text:p>
      <text:p text:style-name="P4"><text:span text:style-name="T3"><text:s text:c="5"/>"אתה צודק, פיוריטארוס, אני אשתדל לנהוג בצורה יותר בוגרת להבא...." ובזאת הוא נרדם.</text:span></text:p>
      <text:p text:style-name="P4"><text:span text:style-name="T3"><text:s text:c="5"/>כשאור היום התעמעם, פיוריטארוס מצא את קוריאל נשענת על אחד העצים, מזילה דמעות. הוא בא אליה ואמר: "אני מצטער על אובדנך, ואני מניח שאני חייב לך התנצלות על שראיתי אותך עירומה באגם, מוקדם יותר היום."</text:span></text:p>
      <text:p text:style-name="P4"><text:span text:style-name="T3"><text:s text:c="5"/>"לא הייתי צריכה לסטור לך על זה..." היא הפסיקה לרגע קל בגלל בכייה "... ראית רק את התחת שלי, וזה לא נחשב לפשע, עדיין."</text:span></text:p>
      <text:p text:style-name="P2"><text:s text:c="5"/>"מה את מתכוונת 'ראית רק את התחת שלי'? מה עוד הייתי יכול לייחל לו?"</text:p>
      <text:p text:style-name="P2"><text:s text:c="5"/>היא נעצה בו את מבטה לרגע ואז מחתה את דמעותיה, אספה את שיערה הבלונדיני הארוך מאחורי אוזניה האלפיות. "או שאתה מאוד תמים," היא אמרה "... או מאוד צעיר, או מאילו שאינם מבינים מדוע הם משתייכים למחלקת היונקים..."</text:p>
      <text:p text:style-name="P2"><text:s text:c="5"/>"מאוד תמים..." אמר בלייד, בהצטרפו אליהם.</text:p>
      <text:p text:style-name="P2"><text:s text:c="5"/>"מאוד צעיר..." אמר באנג'ו שהגיח מאחורי עץ.</text:p>
      <text:p text:style-name="P2"><text:soft-page-break/><text:s text:c="5"/>"האם שניכם תמיד מצותתים לשיחות פרטיות של אחרים?"</text:p>
      <text:p text:style-name="P4"><text:span text:style-name="T3"><text:s text:c="5"/>"כן!!!" השיבו סימולטאנית.</text:span></text:p>
      <text:p text:style-name="P2"><text:s text:c="5"/>"האם אתם מרגישים טוב יותר לאחר שנחתם כל היום?" קוריאל שאלה אותם והם הנהנו בראשם.</text:p>
      <text:p text:style-name="P2"><text:s text:c="5"/>"אז, לאן קבוצתך שמה פעמיה?" פיוריטארוס שאל את קוריאל.</text:p>
      <text:p text:style-name="P4"><text:span text:style-name="T3"><text:s text:c="5"/>"אחי ואני, הצטרפנו לאחרים במשימת ליווי שגרתית של אחד המכשפים השחורים של סולאטרה. היינו בדרכנו ללוות אותו לכפר מולדתו באוקטיבורג. בדרך חזרה אל סולאטרה נתקלנו בדרגון הלבוש שריון כחול. הוא דרש אגרת מעבר בשביל לחצות את אחת מדרכיו, או כך לפחות טען. אנו סירבנו לשלם את האגרה וטענו שהדרך שייכת לטבע ולאלים, כמו קורסלטור, פארטוגמידיס, וווינטיליס. לכן הוא הורה לשבט האורקים הקטן שלו לצוד אותנו עד שניפול חללים. הייתי רוצה שהיינו פוגשים אתכם לפני שכל חבריי נשחטו..." היא נחנקה מדמעותיה, שוב.</text:span></text:p>
      <text:p text:style-name="P4"><text:span text:style-name="T3"><text:s text:c="5"/>באנג'ו שאל: "למה התרחצת אז באגם, אם ידעת שרודף אחריכם שבט של אורקים צמאי דם?"</text:span></text:p>
      <text:p text:style-name="P4"><text:span text:style-name="T3"><text:s text:c="5"/>"אנו רכבנו מאוד מהר וחשבנו שהם איבדו את עקבותינו, כיוון שלא ראינום במשך יום שלם." ענתה.</text:span></text:p>
      <text:p text:style-name="P2"><text:s text:c="5"/>"נסי להתרכז בצד הטוב של אירוע מצער זה, קוריאל, את שרדת את הקרב בריאה וללא פגע, לפחות פיזי..." פיוריטארוס ניסה לרומם מעט את רוחה.</text:p>
      <text:p text:style-name="P2"><text:s text:c="5"/>"אני מניחה שאתה צודק, פיוריטארוס..." היא המשיכה "...מה קרה לסייטלס?" שאלה.</text:p>
      <text:p text:style-name="P2"><text:s text:c="5"/>"הוא ישן עמוקות, כישוף כדור האש רוקן את רוב כוחה של נפשו." בלייד השיב לשאלתה.</text:p>
      <text:p text:style-name="P4"><text:soft-page-break/><text:span text:style-name="T3"><text:s text:c="5"/>"זה כנראה מה שקורה לכל מי שמתעסק במאגיה השחורה. אני מרגישה מחוזקת ככל שאני מרבה להשתמש במאגיה הלבנה, לא בתחילה, אך לאחר זמן מה אני מרגישה משופרת ויותר חסינה להשפעות של האומנות השחורה."</text:span></text:p>
      <text:p text:style-name="P2"><text:s text:c="5"/>"אני מקנא בך, קוריאל, על שאת מרגישה כך. האיש הזקן רוצה ללמדני כיצד להשתמש בקסם השחור גם כן." פיוריטארוס סיפר לה.</text:p>
      <text:p text:style-name="P4"><text:span text:style-name="T3"><text:s text:c="5"/>"בהתייחסך לסייטלס 'כאיש הזקן', אינך מתכוון לכך שהוא אביך?" היא שאלה את פיוריטארוס.</text:span></text:p>
      <text:p text:style-name="P4"><text:span text:style-name="T3"><text:s text:c="5"/>"לא, אין בינינו קרבת דם. אבי הוצא להורג לפני כשמונה שנות ירח, ומצאתי את שרידיה השלדיים של אימי בחודש שעבר מוטלים להם בבקתתנו שבטנקאי. באופן מוזר סייטלס ידע על מותה לפני שאני הייתי מודע לעובדה זו, ביום שבו פגשתי טיפוס מוזר זה."</text:span></text:p>
      <text:p text:style-name="P2"><text:s text:c="5"/>"גם אנו איבדנו את משפחותינו בידי האורקים, אני ובלייד." באנג'ו אמר.</text:p>
      <text:p text:style-name="P2"><text:s text:c="5"/>"כן, אני מניח שאפלה תשכון בעולם עד שהגזע האורקי ינוקה מהעולם שלנו."בלייד הוסיף.</text:p>
      <text:p text:style-name="P4"><text:span text:style-name="T3"><text:s text:c="5"/>פיוריטארוס הסתובב לכיוונם של בלייד ובאנג'ו ואמר: "אחד מחבריי הטובים בילדותי היה אורק קטן ששמו היה פאלור. הוא היה בן של סוחר שתמיד היה מביא אלינו סחורות אלו ואחרות לכפר. אבי נהג לחפש אצלו רכישות חדשות של כלי נשק ושריונות. נהגנו לשחק הרבה יחד, אני, הוא ורהנארה."</text:span></text:p>
      <text:p text:style-name="P2"><text:s text:c="5"/>"מי זו רהנארה?" קוריאל שאלה.</text:p>
      <text:p text:style-name="P2"><text:s text:c="5"/>"היא הייתה חברתי הטובה ביותר. הייתי מבוגר ממנה בשלושה שבועות. לימדתי אותה להילחם כמו שאבי לימד אותי, אך אנו הופרדנו בגיל של אחד עשר שנות ירח כאשר משפחתה עזבה את הכפר של טנקאי."</text:p>
      <text:p text:style-name="P2"><text:s text:c="5"/>"אז לא ראית אותה מאז?"</text:p>
      <text:p text:style-name="P4"><text:soft-page-break/><text:span text:style-name="T3"><text:s text:c="5"/>"חוששני שלא. זה נראה לי שכל אחד שקשור אליי איכשהו נפגע או נהרג. אני בוודאי קוללתי או שעשיתי דבר מה נורא בגלגול קודם שמגיע לי כזה מזל נורא."</text:span></text:p>
      <text:p text:style-name="P2"><text:s text:c="5"/>"אנו צריכים לכרות בינינו ברית של עזרה הדדית שבה כל אחד יעזור לשני ונישאר ביחד לתמוך אחד באחר עד שכל אחד מאיתנו יגיע ליעדו או ירצה לעזוב את החבורה." באנג'ו הציע.</text:p>
      <text:p text:style-name="P2"><text:s text:c="5"/>"אתה כנראה צודק, באנג'ו, אבל בוא נעשה זאת מחר בבוקר כדי לכלול גם את סייטלס בעניין." בלייד הסכים.</text:p>
      <text:p text:style-name="P2"><text:s text:c="5"/>"מה יש לי להפסיד? החשיבו אותי בעניין. מה איתך קוריאל?" פיוריטארוס שאל אותה.</text:p>
      <text:p text:style-name="P2"><text:s text:c="5"/>"כל עוד לא אהיה מטרד או עול עבור החבורה, אסכים לתנאי הברית."</text:p>
      <text:p text:style-name="P4"><text:span text:style-name="T3"><text:s text:c="5"/>"אל תחששי לגבי היותך מטרד, הברנש העיוור, סייטלס, עוד יגרום מספיק עול לכולנו בכשרונו למשוך/להימשך אל צרות, מעבר למה שהעין יכולה לצפות." בלייד הוסיף.</text:span></text:p>
      <text:p text:style-name="P4"><text:span text:style-name="T3"><text:s text:c="5"/>"העיניים שלי יכולות לראות הרבה מעבר לאופק שאתה רואה, במיוחד בחשכת הליל." קוריאל אמרה "אני יכולה לראות שם זאב אורב לזוג ארנבות, כ-180 רגל ממיקומנו הנוכחי לכיוון דרום-מזרח."</text:span></text:p>
      <text:p text:style-name="P2"><text:s text:c="5"/>"על מי מהם את מהמרת?" שאל באנג'ו."</text:p>
      <text:p text:style-name="P2"><text:s text:c="5"/>"על הארנבות, הן קרובות למאורתן עד מאוד."</text:p>
      <text:p text:style-name="P2"><text:s text:c="5"/>"אך גם הזאב נמצא בסביבתו הטבעית." בלייד אמר.</text:p>
      <text:p text:style-name="P2"><text:s text:c="5"/>"האם אינך שותק לעולם, בלייד, אתה צריך ללמוד להיות בשקט כשאין לך משהו חכם להגיד. לקוריאל יש ראיית לילה משופרת בהרבה מאיתנו בגלל שהיא אלפית, והיא לבטח יודעת מה היא ראתה שם נכון?" פיוריטארוס קרא.</text:p>
      <text:p text:style-name="P2"><text:soft-page-break/><text:s text:c="5"/>"נראה ששנינו צדקנו וטעינו גם כן. הזאב הצליח ללכוד את אחת הארנבות, בעוד השנייה חמקה לה למאורתן." קוריאל אמרה.</text:p>
      <text:p text:style-name="P4"><text:span text:style-name="T3"><text:s text:c="5"/>"נחמד לשוחח גם איתך, פיוריטארוס. אני הולך לישון עכשיו, אני חושב ששנת לילה טובה תועיל לכולנו לפני שנמשיך במסענו מחר. לילה טוב קוריאל, באנג'ו... פיוריטארוס." כולם השיבו לו אותו הדבר.</text:span></text:p>
      <text:p text:style-name="P2"><text:s text:c="5"/>"חכה רגע באנג'ו, יש לי מטלה קטנה להטיל עליך בטרם תלך לישון." פיוריטארוס אמר.</text:p>
      <text:p text:style-name="P2"><text:s text:c="5"/>"איזו מטלה קטנה?" שאל.</text:p>
      <text:p text:style-name="P4"><text:span text:style-name="T3"><text:s text:c="5"/>"לכתוב את תנאי ההסכם, שכולנו נחתום עליו מחר בבוקר." פיוריטארוס ענה.</text:span></text:p>
      <text:p text:style-name="P2"><text:s text:c="5"/>"בסדר, פיוריטארוס, יש לי מגילה קטנה וריקה של נייר שמצאתי בין חפציה של קוריאל." היא בדיוק שמה לב לכך כאשר הוא הודה בדבר. "נסה שלא לעצבן את בלייד בעתיד, אל תשכח שלוחמים הם לא האנשים הכי חכמים שיש."</text:p>
      <text:p text:style-name="P4"><text:span text:style-name="T3"><text:s text:c="5"/>"גם קנדרים, נוכלים וחמקניים אינם כאלו חכמים." קוריאל ציינה.</text:span></text:p>
      <text:p text:style-name="P4"><text:span text:style-name="T3"><text:s text:c="5"/>"אמת, זו בושה שאין זו דרישה של עבודתנו." באנג'ו הוסיף והלך לסיים את כתיבת ההסכם.</text:span></text:p>
      <text:p text:style-name="P2"><text:s text:c="5"/>"אל תדאגי בקשר לדברים האבודים שלך, אחד מאיתנו יחזיר לך אותם בחזרה במהרה, את תראי." פיוריטארוס אמר לקוריאל.</text:p>
      <text:p text:style-name="P4"><text:span text:style-name="T3"><text:s text:c="5"/>"אני לא דואגת, פיוריטארוס, הבנתי את זה בעצמי, וכל מה שהוא לקח ממני בעצם, הם המגילות הריקות, עט הנוצה שלי ובקבוקון של דיו." אמרה.</text:span></text:p>
      <text:p text:style-name="P2"><text:s text:c="5"/>"לילה טוב, קוריאל."</text:p>
      <text:p text:style-name="P2"><text:s text:c="5"/>"לילה טוב, פיוריטארוס."</text:p>
      <text:p text:style-name="P2"><text:s text:c="5"/>למחרת בבוקר כולם התעוררו לניחוח של חתיכות בייקון צלויות שסייטלס הכין להם.</text:p>
      <text:p text:style-name="P4"><text:soft-page-break/><text:span text:style-name="T3"><text:s text:c="5"/>"בוקר טוב, קוריאל, באנג'ו, פיוריטארוס ובלייד." הוא בירכם בסדר בו התעוררו. כולם התיישבו לאכול ואכלו את ארוכת הבוקר הטובה ביותר שלהם עד כה במסע.</text:span></text:p>
      <text:p text:style-name="P4"><text:span text:style-name="T3"><text:s text:c="5"/>"הייתה לי הרגשה שיש דרך להכין את בשר הבייקון שלכם בני-אדם בצורה טעימה, אך לא היה לי מושג עד כמה מוצלח זה יהיה." קוריאל אמרה לסייטלס.</text:span></text:p>
      <text:p text:style-name="P4"><text:span text:style-name="T3"><text:s text:c="5"/>"סוג כזה של הערה הייתי מצפה לשמוע יותר מכיוונו של בלייד, לא מאלפית כמוך, קוריאל. את צריכה לנסות את בישוליי האחרים גם כן."</text:span></text:p>
      <text:p text:style-name="P2"><text:s text:c="5"/>"אז אתה הולך לחתום על ההסכם, סייטלס?" שאלה.</text:p>
      <text:p text:style-name="P2"><text:s text:c="5"/>"על איזה הסכם את מדברת?"</text:p>
      <text:p text:style-name="P2"><text:s text:c="5"/>"באנג'ו הציע אתמול שנחתום על הסכם של עזרה הדדית או משהו בסגנון הזה." פיוריטארוס ענה.</text:p>
      <text:p text:style-name="P4"><text:span text:style-name="T3"><text:s text:c="5"/>"בסדר גמור, קדימה הקריאו לי את התנאים." סייטלס אמר על אף שחשב שאין זה עניין רציני עבור כל אחד מבני החבורה.</text:span></text:p>
      <text:p text:style-name="P4"><text:span text:style-name="T3"><text:s text:c="5"/>באנג'ו קם והחל לחפש בכיסיו שהיו תלויים על חגורתו אחר המגילה שרשם בליל אמש. לבסוף מצא אותה והקריא אותה לכולם:</text:span></text:p>
      <text:p text:style-name="P2"><text:s text:c="5"/>"חברים יקרים כאן רשומים התנאים של ההסכם שיהיה ידוע כברית מעכשיו והלאה:</text:p>
      <text:p text:style-name="P2"><text:s text:c="5"/>1) על כולנו לעזור אחד לשני, מנטאלית ופיזית גם יחד.</text:p>
      <text:p text:style-name="P2"><text:s text:c="5"/>2) על כולנו להילחם ברעים עד שחברי כל קבוצה יהיו מנצחים או שחוטים.</text:p>
      <text:p text:style-name="P2"><text:s text:c="5"/>3) לאף אחד אסור לגנוב דבר מה ממישהו אחר בקבוצה, אלא אם כן זה נעשה לטובת הכלל, חוץ ממני.</text:p>
      <text:p text:style-name="P2"><text:s text:c="5"/>4) אם מישהו בוגד באמון הניתן לו ע"י חברי הקבוצה האחרים, הם יצודו אותו ויביאו אותו לצדק.</text:p>
      <text:p text:style-name="P2"><text:soft-page-break/><text:s text:c="5"/>5) כל אחד רשאי לעזוב את הקבוצה בכל נקודה שיבחר, אחרי תשלום סמלי של חמישים אחוז מרכושו לקנדר שכתב את המגילה, מבלי התחייבויות נוספות להשלים מטלות אחרות שמנהיג החבורה, כרגע, סייטלס, יחליט עליהם."</text:p>
      <text:p text:style-name="P4"><text:span text:style-name="T3"><text:s text:c="5"/>"לא הייתי מודע לעובדה שאני מנהיג החבורה, חשבתי שאתם סתם עוקבים אחריי בדרך לסולאטרה. אני מוכן לחתום על הברית אם תבטל את ההוצאה מהכלל לגביך בסעיף השלישי, ותמחק את הקטע עם חמישים האחוזים בסעיף החמישי."</text:span></text:p>
      <text:p text:style-name="P2"><text:s text:c="5"/>"בסדר, זאת הייתה רק תוספת שידעתי שאצטרך לוותר עליה בסופו של דבר, בגירסא הסופית של הברית, אבל היה שווה לנסות בכל מקרה."</text:p>
      <text:p text:style-name="P2"><text:s text:c="5"/>סייטלס חתם ראשון ונתן את המגילה לפיוריטארוס. "האם תהיה מוכן להועיל בטובך באמת למחוק מה שסייטלס ביקש ממך, ולא סתם לשרבט על המגילה?"</text:p>
      <text:p text:style-name="P2"><text:s text:c="5"/>הוא מחק מה שסייטלס ביקש, והעביר לכולם לחתום. קוריאל חתמה אחרונה. באנג'ו הושיט את ידו כדי לקבל את עט הנוצה, ואילו קוריאל מצידה נתנה לו רק את המגילה החתומה. "מה לגבי עט הנוצה?" שאל אותה.</text:p>
      <text:p text:style-name="P4"><text:span text:style-name="T3"><text:s text:c="5"/>"הוא שלי, אתה 'הרמת' לי אותו מכיס שבחגורתי בזמן שטיפלתי בפצעיך וכך גם בקבוקון הדיו שלקחת, באנג'ו פארט." היא ביטאה את שם משפחתו בצורה מצחיקה מעט.</text:span></text:p>
      <text:p text:style-name="P2"><text:s text:c="5"/>הוא נתן לה את בקבוקון הדיו בחזרה. "לא ביטאת את שם משפחתי נכון, קוריאל, את היית צריכה לשים את הדגש על ההברה האחרונה."</text:p>
      <text:p text:style-name="P2"><text:s text:c="5"/>"בשם משפחתך יש רק הברה אחת, קנדר טיפשון."</text:p>
      <text:p text:style-name="P2"><text:s text:c="5"/>"או, כן... את צודקת, קוריאל."</text:p>
      <text:p text:style-name="P2"><text:s text:c="5"/>"לא למדת את הלקח שפיוריטארוס ניסה ללמד אותי אתמול, באנג'ו." בלייד אמר.</text:p>
      <text:p text:style-name="P2"><text:s text:c="5"/>"איזה לקח?" סייטלס שאל.</text:p>
      <text:p text:style-name="P2"><text:soft-page-break/><text:s text:c="5"/>"לא להגיד שום דבר, אם אין לך דבר מה חכם להגיד." קוריאל השיבה, על אף שראתה שהוא שאל את פיוריטארוס, מכיוון שנראה שפיוריטארוס היה שקוע במחשבותיו.</text:p>
      <text:p text:style-name="P2"><text:s text:c="5"/>"שני אלו לעולם לא ילמדו את הלקח הזה, אי אפשר ללמד טריקים חדשים לוחמים ונוכלים זקנים." כולם צחקו בגלל שידעו שהוא לא מתכוון ברצינות, ובכן כולם חוץ מפיוריטארוס. "מה קרה לך, פיוריטארוס, לא ענית על שאלתי ונתת לגברת לענות במקומך, ועכשיו לא צחקת מהלצתי?"</text:p>
      <text:p text:style-name="P2"><text:s text:c="5"/>פיוריטארוס התנער ממחשבותיו העמוקות, חזר אליהם וענה: "מצטער סייטלס, הרהרתי לגבי מסענו והברית הזו גרמה לי לדאוג לגורלכם."</text:p>
      <text:p text:style-name="P4"><text:span text:style-name="T3"><text:s text:c="5"/>"השאר את הדאגות לברנש העיוור והזקן... שלמעשה הוא אני." סייטלס אמר, ושוב הם צחקו – כולל פיוריטארוס הפעם.</text:span></text:p>
      <text:p text:style-name="P3">* * *</text:p>
      <text:p text:style-name="P2"><text:s text:c="5"/>בלילה של יום זה הם המשיכו לרכב והתקרבו עוד קמעה לכיוון סולאטרה, אחרי שהלכו לישון, הם הושכמו ע"י סייטלס.</text:p>
      <text:p text:style-name="P2"><text:s text:c="5"/>"מה קרה, סייטלס?" פיוריטארוס שאל, עדיין רועד מקור הלילה.</text:p>
      <text:p text:style-name="P2"><text:s text:c="5"/>"אני חש ביישות אפלה שמתקרבת לכיווננו."</text:p>
      <text:p text:style-name="P2"><text:s text:c="5"/>"קוריאל, האם את יכולה לראות משהו?" בלייד שאל אותה.</text:p>
      <text:p text:style-name="P4"><text:span text:style-name="T3"><text:s text:c="5"/>"אני יכולה לראות יצור ענק שמתקרב אלינו." אמרה בפחד. לאחר מספר דקות הם הבחינו שהיצור הוא "חבטן". הוא היה ענק ועוצמתי בשביל גולם אבן עיוור, חוץ מחגורת עיני המשקיפים שלו שהקיפה את בטנו. ליד 'החבטן' היה משקיף שליווה אותו. לפתע פתאום המשקיף שם לב לנוכחותם של בני החבורה. הוא הזעיק באופן טלפאתי את עיני המשקיפים שעל חגורתו של 'החבטן' והחבטן השמיע שאגה אדירה שקראה לעוד כחמישה </text:span><text:soft-page-break/><text:span text:style-name="T3">עשר אורקים ככוח גיבוי. בלייד ובאנג'ו מיד שלפו את חרבם ופגיונותיהם והלכו לטפל באורקים, כאשר הם חומקים מפעם לפעם מחבטותיו של החבטן.</text:span></text:p>
      <text:p text:style-name="P4"><text:span text:style-name="T3"><text:s text:c="5"/>"לך ועזור להם פיוריטארוס, השתמש בחרבך, תן את קשתך ואשפת חציך לקוריאל." פיוריטארוס הלך לסייע להם בזמן שקוריאל התחילה לירות חיצים לעבר חגורת העיניים של החבטן במטרה לעוור אותו. סייטלס שראה את הקרב במוחו הבין שהמוראל הנמוך של בני החבורה בגלל הלילה והחשיכה האופפת אותם. "אני אברך אותם כדי למנוע אבידות מיותרות מהצד שלנו." אמר לעצמו, ולחש:</text:span></text:p>
      <text:p text:style-name="P2"><text:s text:c="5"/>"חשכת הליל,</text:p>
      <text:p text:style-name="P2"><text:s text:c="5"/>אמורה להפחיד,</text:p>
      <text:p text:style-name="P2"><text:s text:c="5"/>לא את המכשף,</text:p>
      <text:p text:style-name="P4"><text:span text:style-name="T3"><text:s text:c="5"/>לא את האביר,</text:span></text:p>
      <text:p text:style-name="P2"><text:s text:c="5"/>לא את הקסם,</text:p>
      <text:p text:style-name="P2"><text:s text:c="5"/>לא את העוצמה,</text:p>
      <text:p text:style-name="P2"><text:s text:c="5"/>פרט לאי אלו טיפשים ארורים,</text:p>
      <text:p text:style-name="P4"><text:span text:style-name="T3"><text:s text:c="5"/>שאת לפידם הם שוכחים להצית." (זמ"ב)</text:span></text:p>
      <text:p text:style-name="P2">לפתע פתאום, כל בני החבורה הרגישו עלייה ניכרת, בכוח הסיבולת שלהם, הנפשי והפיזי, שיפור במוראל ובכוח החיים שלהם. כאשר המשקיף ראה שכמעט כל האורקים כבר נשחטו על ידי אלו שהחזיקו חרבות ופגיונות, הוא התחיל להטיל עליהם קסמי שיתוק ורפיון שרירים. הסדר של הטלת כשפי השיתוק היה בצורה צפויה כדלקמן: בלייד, ואז פיוריטארוס ובאנג'ו אחרון. הם הצליחו לחסל את כל ההתנגדות האורקית בטרם כולם שותקו.</text:p>
      <text:p text:style-name="P4"><text:soft-page-break/><text:span text:style-name="T3"><text:s text:c="5"/>קוריאל הצליחה להשמיד כמחצית מעיני החבטן בחיציה. סייטלס שלף את קשתו והתחיל לחסל את מחצית העיניים השנייה שבחגורת החבטן, ואז קרא אל קוריאל: "הטילי קסם מבטל השפעות קסם על פיוריטארוס." היא עשתה זאת ע"י שימוש בקוביית מאנה 9 ירוקה, ושיחררה את פיוריטארוס, ואז המשקיף הטיל עליה לחש רפיון שרירם ושיתק אותה.</text:span></text:p>
      <text:p text:style-name="P2"><text:s text:c="5"/>פיוריטארוס רץ אליה, לקח את קשתו ואשפת חציו, לקח חץ ומתח אותו כנגד המיתר וכיוון אל העין המרכזית של המשקיף וירה. המשקיף כמעט ונהרג מהחץ הזה בזמן שסייטלס סיים להרוס את מחצית העיניים השנייה שבחגורתו של החבטן. בחיפושיו העיוורים אחר דרכו החבטן דרך על חברו המשקיף ומחץ אותו למרק משקיפים. השפעות הלחשים המשתקים הפסיקו להתקיים ברגע המדוייק שבו המשקיף מת.</text:p>
      <text:p text:style-name="P4"><text:span text:style-name="T3"><text:s text:c="5"/>כולם ברחו מדרכו של החבטן כדי להימנע מגורל דומה לזה שפגש בו המשקיף. "לחימה נאה, כולכם. הבאתם לי גאווה להיות חבר בחבורה הזו היום." סייטלס סיפר להם.</text:span></text:p>
      <text:p text:style-name="P2"><text:s text:c="5"/>"אתה יותר מחבר בשבילנו, סייטלס, אתה המנהיג, וחוץ מזה היינו מתים כאן ללא ברכתך וההדרכה הטקטית שלך." קוריאל אמרה לו וחיבקה אותו. כולם הסכימו עימה.</text:p>
      <text:p text:style-name="P2"><text:s text:c="5"/>"ירייה טובה, פיוריטארוס." בלייד אמר. "זה רק חבל שאתה לא הרגת אף אורק, רק פצעת אותם קשה על ידי כריתת ידיהם או רגליהם."</text:p>
      <text:p text:style-name="P2"><text:s text:c="5"/>"כן בניגוד אליי, או לבלייד." באנג'ו אמר. "אני מנסה לדקור אותם בלב בפגיוני או לשסף את גרונם מאחור בזמן שבלייד פשוט מפלח להם את ליבם בחרבו או כורת את ראשם."</text:p>
      <text:p text:style-name="P2"><text:s text:c="5"/>"אני מניח שאני רוצה להשאיר להם הזדמנות לכפר בעתיד על חטאיהם ולעזור לחברה, אני מודע לעובדה שזה נדיר מאוד בימינו לראות אורקים טובים, אך ישנם עוד אנשים כמו האורק ההוא, פאלור ידידי, שלא ראיתיו כבר 9-10 שנות ירח." פיוריטארוס טען.</text:p>
      <text:p text:style-name="P4"><text:soft-page-break/><text:span text:style-name="T3"><text:s text:c="5"/>"הלוואי ויכולתי לפגוש אותם כדי לראות איך הם באמת, אני מתכוונת לפאלור ולרהנארה." קוריאל אמרה.</text:span></text:p>
      <text:p text:style-name="P4"><text:span text:style-name="T3"><text:s text:c="5"/>בלייד הרגיש שכתפו שוב כואבת לו, הוא עיוות את פרצופו קלות ונאנח מהכאב, וקוריאל אמרה לו: "בוא עימי בלייד, אני אטפל בפצעיך ואשכיב אותך לישון." כאשר עברה ליד פיוריטארוס היא לחשה באוזנו: "נלחמת יפה היום בשדה הקרב, פיוריטארוס." היא נתנה לו נשיקה קטנה על הלחי. ואמרה לילה טוב לכולם.</text:span></text:p>
      <text:p text:style-name="P4"><text:span text:style-name="T3"><text:s text:c="5"/>באנג'ו שהתעלם מהנשיקה אמר לפיוריטארוס ולסייטלס: "אני חושב שצריך להרוג את האורקים בשדה הקרב ברגע שרק אפשר, כדי שהם לא יסבלו מהכאב ולא יוכלו להזיק עוד לאף אחד, האינכם מסכימים?"</text:span></text:p>
      <text:p text:style-name="P2"><text:s text:c="5"/>פיוריטארוס לא היה קשוב לו בגלל שהוא עדיין היה מהופנט מהנשיקה הזו. "ייתכן ויש צדק בדבריך, באנג'ו, וכעת לך לישון." סייטלס אמר לו.</text:p>
      <text:p text:style-name="P4"><text:span text:style-name="T3"><text:s text:c="5"/>כעבור זמן מה סייטלס ובאנג'ו נרדמו. לפיוריטארוס לקח קצת יותר זמן להירדם בגלל הנשיקה הקטנה מקוריאל, בין השאר הוא גם תהה על מה שבאנג'ו אמר וניסה להבין את נקודת ראייתו, אך עדיין לא הסכים איתה, ולבסוף הצליח להירדם.</text:span></text:p>
      <text:p text:style-name="P2"><text:s text:c="5"/>"כבר אמרתי לך שאני בסדר, קוריאל, הניחי לי."</text:p>
      <text:p text:style-name="P2"><text:s text:c="5"/>"אני חייבת לבחון את הפצע כדי לוודאות שהזיהום של הרעל פסק, ואם היית בסדר גמור, אז לא היית מעוות את פניך בהבעת כאב כמו שעשית קודם לכן."</text:p>
      <text:p text:style-name="P2"><text:s text:c="5"/>"שכחת לציין את העובדה שגם נאנחתי קודם."</text:p>
      <text:p text:style-name="P2"><text:s text:c="5"/>"והנקודה שלך היא?"</text:p>
      <text:p text:style-name="P2"><text:s text:c="5"/>"קיבלתי מספר חבטות על השריון שכתפי הכואבת נמצאת מתחתיו, אף על פי שהם לא הצליחו לחדור את שריון המית'ריל שלי, הם סיפקו לי מעט כאב אמיתי, בכתפי השמאלית. <text:soft-page-break/>בקשר לאנחתי, היא הייתה מזוייפת במטרה למשוך אותך להשכיב אותי לישון ולתת לי נשיקת לילה טוב."</text:p>
      <text:p text:style-name="P2"><text:s text:c="5"/>"איזה מעצבן ומניפולטיבי הגזע שלכם, בני האדם." היא נתנה לו נשיקה קטנה על הלחי כמו זאת שפיוריטארוס קיבל ממנה. ואז הסירה את שריון הלוחות שלו מחזהו כדי לבדוק את כתפו.</text:p>
      <text:p text:style-name="P2"><text:s text:c="5"/>"זה נראה שמה שאת באמת מחפשת זה תירוץ כדי להפשיט אותי משריוני ומבגדיי, קוריאל."</text:p>
      <text:p text:style-name="P2"><text:s text:c="5"/>"בלייד, אתה בן אדם ואני אלפית. כל משיכה פיזית מגופך, אני מתעלמת מקיומה, וחוץ מזה אתה לא הטיפוס שלי."</text:p>
      <text:p text:style-name="P2"><text:s text:c="5"/>"מה לגבי שיער הפנים שלי שבני גזעך אינם מגדלים כלל?"</text:p>
      <text:p text:style-name="P2"><text:s text:c="5"/>"אתה שעיר מדי לטעמי, בבטנך, בחזה שלך, זקנך ושפמך גם אינם לרוחי." היא התחילה לבדוק את הפצע שכבר החל להחלים.</text:p>
      <text:p text:style-name="P2"><text:s text:c="5"/>"את בטח משקרת, קוריאל."</text:p>
      <text:p text:style-name="P4"><text:span text:style-name="T3"><text:s text:c="5"/>היא דחפה אצבע אחת עמוק לתוך פצעו ואמרה מרוגזת קמעה: "אני לא משקרת אף פעם, בני גזעי אינם משקרים, חוץ ממקרים נדירים של ענייני חיים או מוות או כדי להגן על כבודו של גזעו האלפי, רק אז אלף ישקר."</text:span></text:p>
      <text:p text:style-name="P2"><text:s text:c="5"/>"אני מתנצל... הוציאי את האצבע שלך מהפצע שלי, בבקשה, את מכאיבה לי."</text:p>
      <text:p text:style-name="P2"><text:s text:c="5"/>"אז קדימה הכאב לי בחזרה, אם אתה אמיץ מספיק."</text:p>
      <text:p text:style-name="P2"><text:s text:c="5"/>"אני לא יכול, קוריאל, בגזע שלי אדם לעולם לא יכאיב לאישה אלא אם כן הוא מאוד שתוי או מאוד רשע."</text:p>
      <text:p text:style-name="P2"><text:soft-page-break/><text:s text:c="5"/>היא הפסיקה את הלחץ עם אצבעה, לקחה כמה עשבי ריפוי וסידרה את תחבושתו מחדש. "לא הייתי מודעת לזה... אולי שפטתי לא נכון את גזעך, בלייד, אולי אתם לא נוראים כפי שחשבתי שרובכם."</text:p>
      <text:p text:style-name="P2"><text:s text:c="5"/>"אז מה את אומרת, קוריאל, על סייטלס?" הוא ניסה להסב את שיחתם לנושא שמח יותר.</text:p>
      <text:p text:style-name="P4"><text:span text:style-name="T3"><text:s text:c="5"/>"הוא מכשף גדול, ומנהיג טוב בדרכים ובזמן קרבות. האם אינך רוצה להנהיג את החבורה יום אחד כאשר הוא יפסיק להיות המנהיג?"</text:span></text:p>
      <text:p text:style-name="P4"><text:span text:style-name="T3"><text:s text:c="5"/>"אינני חושב כך, ייתכן שאני לוחם טוב, אבל אני חכם מספיק לדעת שמנהיג צריך חוכמה בניגוד אליי. אולי את או פיוריטארוס תתפסו את מקומו, יום אחד כאשר הוא יעזוב אותנו."</text:span></text:p>
      <text:p text:style-name="P2"><text:s text:c="5"/>"אני מאמינה שאתה צודק בעניין הזה. לגביי, אינני בטוחה שאשאר עם החבורה אחרי שנגיע ליעדנו בסולאטרה."</text:p>
      <text:p text:style-name="P2"><text:s text:c="5"/>"האם יש לך משפחה או בית ללכת אליו?"</text:p>
      <text:p text:style-name="P4"><text:span text:style-name="T3"><text:s text:c="5"/>"יש לי בית, אך אני לא בטוחה שארצה לחזור לשם בעתיד הקרוב, זה במרחק רב למדי ודרך הים, ואינני מחבבת את הים במיוחד."</text:span></text:p>
      <text:p text:style-name="P2"><text:s text:c="5"/>"מה לגבי משפחה או חברים?"</text:p>
      <text:p text:style-name="P2"><text:s text:c="5"/>"כבר אין לי עוד. אחי ואלאדריאן היה הקרוב האחרון שחי, עד לא מזמן."</text:p>
      <text:p text:style-name="P2"><text:s text:c="5"/>"וחברים?"</text:p>
      <text:p text:style-name="P4"><text:span text:style-name="T3"><text:s text:c="5"/>"רק אתם, חברה, כרגע או שכך זה נראה על פניו..."</text:span></text:p>
      <text:p text:style-name="P2"><text:s text:c="5"/>"אני חושב שהאחרים יסכימו איתי לגבי זה: חברים הם האוצרות הכי גדולים עלי אדמות, וכולנו רואים בך ידידה ובעלת ברית."</text:p>
      <text:p text:style-name="P2"><text:s text:c="5"/>"נראה שפיוריטארוס טעה לגביך, אתה אינך טיפש כמו שהם מתייחסים אליך, בלייד."</text:p>
      <text:p text:style-name="P2"><text:soft-page-break/><text:s text:c="5"/>"תודה, קוריאל. עכשיו מותר לי לבקש רשות לראות את ישבנך החמוד אחרי שאת הפשטת אותי קודם?"</text:p>
      <text:p text:style-name="P2"><text:s text:c="5"/>"ובכן..." היא התחילה להסתובב אליו כאילו שיש לה כוונה לעשות כבקשתו, ואף מתחה את שמלתה כדי להדגיש את קווי המתאר של האיזור שבו היה בלייד מעוניין, ואז היא אמרה: "רשות נדחית, בהצלחה בפעם הבאה, לילה טוב, בלייד."</text:p>
      <text:p text:style-name="P2"><text:s text:c="5"/>"אך מי יודע מתי תהיה הפעם הבאה, קוריאל?" הוא קרא אחריה: "...ואני קופא כאן ללא השמיכות שלי..."</text:p>
      <text:p text:style-name="P4"><text:span text:style-name="T3"><text:s text:c="5"/>היא באה עם שמיכותיו, כיסתה אותו בחוזקה, והלכה לישון במקום אחר. הוא רצה לבקש ממנה עוד נשיקת לילה טוב, אך ידע שהיא תטען שהוא כבר קיבל אחת היום, וחוץ מזה הוא כבר עשה את המעשה הטיפשי שלו להיום, אז הוא פנה לטיפול השקט שפיוריטארוס המליץ לו לנסות, ובאמת חשב נהיה חכם יותר משתיקתו, בין השאר כי נגמרו לו משפטי החוכמה להגיד לגברת האלפית היפה שהם העריצו כל כך.</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end" style:justify-single-word="false" fo:orphans="2" fo:widows="2" fo:text-indent="0cm" style:auto-text-indent="false" style:writing-mode="rl-tb"/>
      <style:text-properties style:use-window-font-color="true" style:font-name="Times New Roman" fo:font-size="12pt" fo:language="en" fo:country="US" style:font-name-asian="Times New Roman" style:font-size-asian="12pt" style:font-name-complex="Times New Roman" style:font-size-complex="12pt" style:language-complex="he" style:country-complex="IL"/>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2pt" style:font-name-asian="MS Mincho" style:font-size-asian="14pt" style:font-name-complex="Times New Roman1" style:font-size-complex="1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style:style style:name="גופן_20_ברירת_20_המחדל_20_של_20_קטע" style:display-name="גופן ברירת המחדל של קטע"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rl-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פרק 2 –</dc:title>
    <meta:initial-creator>DaVe</meta:initial-creator>
    <meta:creation-date>2005-05-20T03:20:00</meta:creation-date>
    <dc:creator>OoZoOl Obliterator</dc:creator>
    <dc:date>2008-01-19T01:56:35</dc:date>
    <meta:editing-cycles>20</meta:editing-cycles>
    <meta:editing-duration>PT3H23M0S</meta:editing-duration>
    <meta:user-defined meta:name="Info 1"/>
    <meta:user-defined meta:name="Info 2"/>
    <meta:user-defined meta:name="Info 3"/>
    <meta:user-defined meta:name="Info 4"/>
    <meta:document-statistic meta:table-count="0" meta:image-count="0" meta:object-count="0" meta:page-count="26" meta:paragraph-count="249" meta:word-count="5767" meta:character-count="32641"/>
  </office:meta>
</office:document-meta>
</file>